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100000186070EBE2D5642EB92.png" manifest:media-type="image/png"/>
  <manifest:file-entry manifest:full-path="Pictures/100000000000036A0000011DA3C7BDBAB4091C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c3e5e" officeooo:paragraph-rsid="001c3e5e" style:font-size-asian="26pt" style:font-size-complex="26pt"/>
    </style:style>
    <style:style style:name="P2" style:family="paragraph" style:parent-style-name="Standard">
      <style:text-properties fo:font-size="32pt" officeooo:rsid="001c3e5e" officeooo:paragraph-rsid="001c3e5e" style:font-size-asian="32pt" style:font-size-complex="3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Ammar Raza Chattha</text:p>
      <text:p text:style-name="P2">Roll no :21P-8004</text:p>
      <text:p text:style-name="P1">Exercise no 8</text:p>
      <text:p text:style-name="P1">TASK </text:p>
      <text:p text:style-name="P1"/>
      <text:p text:style-name="P1"><draw:frame draw:style-name="fr2" draw:name="Image1" text:anchor-type="char" svg:width="6.6929in" svg:height="2.1819in" draw:z-index="0"><draw:image xlink:href="Pictures/100000000000036A0000011DA3C7BDBAB4091CF4.png" xlink:type="simple" xlink:show="embed" xlink:actuate="onLoad" draw:mime-type="image/png"/></draw:frame><text:s text:c="97"/></text:p>
      <text:p text:style-name="P1"/>
      <text:p text:style-name="P1"/>
      <text:p text:style-name="P1"><draw:frame draw:style-name="fr1" draw:name="Image2" text:anchor-type="char" svg:width="6.6929in" svg:height="2.9626in" draw:z-index="1"><draw:image xlink:href="Pictures/100000000000037100000186070EBE2D5642EB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22:15:58.038840451</meta:creation-date>
    <dc:date>2023-04-01T22:20:30.768052808</dc:date>
    <meta:editing-duration>PT4M33S</meta:editing-duration>
    <meta:editing-cycles>1</meta:editing-cycles>
    <meta:document-statistic meta:table-count="0" meta:image-count="2" meta:object-count="0" meta:page-count="1" meta:paragraph-count="5" meta:word-count="12" meta:character-count="157" meta:non-whitespace-character-count="51"/>
    <meta:generator>LibreOffice/7.3.7.2$Linux_X86_64 LibreOffice_project/30$Build-2</meta:generator>
  </office:meta>
</office:document-meta>
</file>